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4.367cm"/>
    </style:style>
    <style:style style:name="co4" style:family="table-column">
      <style:table-column-properties fo:break-before="auto" style:column-width="4.299cm"/>
    </style:style>
    <style:style style:name="co5" style:family="table-column">
      <style:table-column-properties fo:break-before="auto" style:column-width="3.039cm"/>
    </style:style>
    <style:style style:name="co6" style:family="table-column">
      <style:table-column-properties fo:break-before="auto" style:column-width="3.678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cm"/>
      <style:text-properties fo:color="#ff0000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4" style:family="table-cell" style:parent-style-name="Default">
      <style:table-cell-properties fo:background-color="transparent" fo:border="0.06pt solid #000000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6" style:family="table-cell" style:parent-style-name="Default" style:data-style-name="N84">
      <style:table-cell-properties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 style:data-style-name="N84">
      <style:table-cell-properties style:text-align-source="fix" style:repeat-content="false" fo:border="0.06pt solid #000000"/>
      <style:paragraph-properties fo:text-align="center" fo:margin-left="0cm"/>
      <style:text-properties style:text-underline-style="none"/>
    </style:style>
    <style:style style:name="ce8" style:family="table-cell" style:parent-style-name="Default">
      <style:table-cell-properties fo:background-color="#ccccff" style:text-align-source="fix" style:repeat-content="false" fo:border="0.06pt solid #000000"/>
      <style:paragraph-properties fo:text-align="end" fo:margin-left="0cm"/>
      <style:text-properties fo:color="#ff0000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end" fo:margin-left="0cm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cm"/>
    </style:style>
    <style:style style:name="ce11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cm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style:text-underline-style="none"/>
    </style:style>
  </office:automatic-styles>
  <office:body>
    <office:spreadsheet>
      <table:table table:name="Sheet1" table:style-name="ta1">
        <table:table-column table:style-name="co2" table:default-cell-style-name="ce2"/>
        <table:table-column table:style-name="co4" table:default-cell-style-name="ce6"/>
        <table:table-column table:style-name="co5" table:default-cell-style-name="ce9"/>
        <table:table-column table:style-name="co6" table:default-cell-style-name="ce9"/>
        <table:table-row table:style-name="ro1">
          <table:table-cell table:style-name="ce1" office:value-type="string">
            <text:p>Tarea</text:p>
          </table:table-cell>
          <table:table-cell table:style-name="ce1" office:value-type="string">
            <text:p>Fecha de realizacion</text:p>
          </table:table-cell>
          <table:table-cell table:style-name="ce8" office:value-type="string">
            <text:p>Horas estimadas</text:p>
          </table:table-cell>
          <table:table-cell table:style-name="ce8" office:value-type="string">
            <text:p>Horas Insumidas</text:p>
          </table:table-cell>
        </table:table-row>
        <table:table-row table:style-name="ro1">
          <table:table-cell office:value-type="string">
            <text:p>Instalar Git</text:p>
          </table:table-cell>
          <table:table-cell office:value-type="date" office:date-value="2012-08-17">
            <text:p>2012-08-17</text:p>
          </table:table-cell>
          <table:table-cell office:value-type="string">
            <text:p>20 min</text:p>
          </table:table-cell>
          <table:table-cell office:value-type="string">
            <text:p>30 min</text:p>
          </table:table-cell>
        </table:table-row>
        <table:table-row table:style-name="ro1">
          <table:table-cell office:value-type="string">
            <text:p>Crear una cuenta GitHub</text:p>
          </table:table-cell>
          <table:table-cell office:value-type="date" office:date-value="2012-08-17">
            <text:p>2012-08-17</text:p>
          </table:table-cell>
          <table:table-cell office:value-type="string">
            <text:p>8 min</text:p>
          </table:table-cell>
          <table:table-cell office:value-type="string">
            <text:p>5 min</text:p>
          </table:table-cell>
        </table:table-row>
        <table:table-row table:style-name="ro1">
          <table:table-cell office:value-type="string">
            <text:p>Instalar Ruby y herramientas complementarias</text:p>
          </table:table-cell>
          <table:table-cell office:value-type="date" office:date-value="2012-08-17">
            <text:p>2012-08-17</text:p>
          </table:table-cell>
          <table:table-cell office:value-type="string">
            <text:p>45 min</text:p>
          </table:table-cell>
          <table:table-cell office:value-type="string">
            <text:p>40 min</text:p>
          </table:table-cell>
        </table:table-row>
        <table:table-row table:style-name="ro1">
          <table:table-cell office:value-type="string">
            <text:p>Crear repositorio GitHub y agregar log de tareas</text:p>
          </table:table-cell>
          <table:table-cell office:value-type="date" office:date-value="2012-08-17">
            <text:p>2012-08-17</text:p>
          </table:table-cell>
          <table:table-cell office:value-type="string">
            <text:p>5 min</text:p>
          </table:table-cell>
          <table:table-cell office:value-type="string">
            <text:p>10 min</text:p>
          </table:table-cell>
        </table:table-row>
        <table:table-row table:style-name="ro1">
          <table:table-cell office:value-type="string">
            <text:p>Leer el articulo “No silver bullet” de Fred Brooks</text:p>
          </table:table-cell>
          <table:table-cell office:value-type="date" office:date-value="2012-08-26">
            <text:p>2012-08-26</text:p>
          </table:table-cell>
          <table:table-cell office:value-type="string">
            <text:p>60 min</text:p>
          </table:table-cell>
          <table:table-cell office:value-type="string">
            <text:p>90 min</text:p>
          </table:table-cell>
        </table:table-row>
        <table:table-row table:style-name="ro1">
          <table:table-cell office:value-type="string">
            <text:p>Crear un documento donde se indica el significado de “no silver bullet”</text:p>
          </table:table-cell>
          <table:table-cell office:value-type="date" office:date-value="2012-08-26">
            <text:p>2012-08-26</text:p>
          </table:table-cell>
          <table:table-cell office:value-type="string">
            <text:p>15 min</text:p>
          </table:table-cell>
          <table:table-cell office:value-type="string">
            <text:p>10 min</text:p>
          </table:table-cell>
        </table:table-row>
        <table:table-row table:style-name="ro1">
          <table:table-cell table:style-name="ce3" office:value-type="string">
            <text:p>Investigar quienes son las personas mencionadas en clase</text:p>
          </table:table-cell>
          <table:table-cell office:value-type="date" office:date-value="2012-08-24">
            <text:p>2012-08-24</text:p>
          </table:table-cell>
          <table:table-cell table:style-name="ce10" office:value-type="string">
            <text:p>30 min</text:p>
          </table:table-cell>
          <table:table-cell table:style-name="ce10" office:value-type="string">
            <text:p>45 min</text:p>
          </table:table-cell>
        </table:table-row>
        <table:table-row table:style-name="ro1">
          <table:table-cell office:value-type="string">
            <text:p>Mirar tres capitulos de IT Crowd</text:p>
          </table:table-cell>
          <table:table-cell office:value-type="date" office:date-value="2012-08-25">
            <text:p>2012-08-25</text:p>
          </table:table-cell>
          <table:table-cell office:value-type="string">
            <text:p>70 min</text:p>
          </table:table-cell>
          <table:table-cell office:value-type="string">
            <text:p>72 min</text:p>
          </table:table-cell>
        </table:table-row>
        <table:table-row table:style-name="ro1">
          <table:table-cell table:style-name="ce4" office:value-type="string">
            <text:p>Leer el articulo “Software Engineering: Missing in Action” de David Lorge Parnas</text:p>
          </table:table-cell>
          <table:table-cell office:value-type="date" office:date-value="2012-09-01">
            <text:p>2012-09-01</text:p>
          </table:table-cell>
          <table:table-cell table:style-name="ce11" office:value-type="string">
            <text:p>60 min</text:p>
          </table:table-cell>
          <table:table-cell office:value-type="string">
            <text:p>43 min</text:p>
          </table:table-cell>
        </table:table-row>
        <table:table-row table:style-name="ro1">
          <table:table-cell table:style-name="ce4" office:value-type="string">
            <text:p>Crear un documento que responda a las preguntas indicadas</text:p>
          </table:table-cell>
          <table:table-cell office:value-type="date" office:date-value="2012-09-01">
            <text:p>2012-09-01</text:p>
          </table:table-cell>
          <table:table-cell table:style-name="ce11" office:value-type="string">
            <text:p>25 min</text:p>
          </table:table-cell>
          <table:table-cell office:value-type="string">
            <text:p>40 min</text:p>
          </table:table-cell>
        </table:table-row>
        <table:table-row table:style-name="ro1">
          <table:table-cell table:style-name="ce4" office:value-type="string">
            <text:p>Hacer andar los tests de Ruby</text:p>
          </table:table-cell>
          <table:table-cell office:value-type="date" office:date-value="2012-09-05">
            <text:p>2012-09-05</text:p>
          </table:table-cell>
          <table:table-cell table:style-name="ce11" office:value-type="string">
            <text:p>30 min</text:p>
          </table:table-cell>
          <table:table-cell office:value-type="string">
            <text:p>15 min</text:p>
          </table:table-cell>
        </table:table-row>
        <table:table-row table:style-name="ro1">
          <table:table-cell office:value-type="string">
            <text:p>Leer el articulo “Crunching Knowledge” y responder las preguntas</text:p>
          </table:table-cell>
          <table:table-cell office:value-type="date" office:date-value="2012-09-09">
            <text:p>2012-09-09</text:p>
          </table:table-cell>
          <table:table-cell office:value-type="string">
            <text:p>60 min</text:p>
          </table:table-cell>
          <table:table-cell office:value-type="string">
            <text:p>95 min</text:p>
          </table:table-cell>
        </table:table-row>
        <table:table-row table:style-name="ro1">
          <table:table-cell office:value-type="string">
            <text:p>Leer el articulo “Analisis-Estimacion-y-Planificacion-Agil” y responder preguntas</text:p>
          </table:table-cell>
          <table:table-cell office:value-type="date" office:date-value="2012-09-15">
            <text:p>2012-09-15</text:p>
          </table:table-cell>
          <table:table-cell office:value-type="string">
            <text:p>90 min</text:p>
          </table:table-cell>
          <table:table-cell office:value-type="string">
            <text:p>78 min</text:p>
          </table:table-cell>
        </table:table-row>
        <table:table-row table:style-name="ro1">
          <table:table-cell office:value-type="string">
            <text:p>Analizar Balsamiq Mockups</text:p>
          </table:table-cell>
          <table:table-cell office:value-type="date" office:date-value="2012-09-25">
            <text:p>2012-09-25</text:p>
          </table:table-cell>
          <table:table-cell office:value-type="string">
            <text:p>20 min</text:p>
          </table:table-cell>
          <table:table-cell office:value-type="string">
            <text:p>24 min</text:p>
          </table:table-cell>
        </table:table-row>
        <table:table-row table:style-name="ro1">
          <table:table-cell office:value-type="string">
            <text:p>Escribir en lenguaje Gherkin las features del orador</text:p>
          </table:table-cell>
          <table:table-cell office:value-type="date" office:date-value="2012-09-26">
            <text:p>2012-09-26</text:p>
          </table:table-cell>
          <table:table-cell office:value-type="string">
            <text:p>40 min</text:p>
          </table:table-cell>
          <table:table-cell office:value-type="string">
            <text:p>65 min</text:p>
          </table:table-cell>
        </table:table-row>
        <table:table-row table:style-name="ro1">
          <table:table-cell office:value-type="string">
            <text:p>Escribir el resumen de la clase #12</text:p>
          </table:table-cell>
          <table:table-cell office:value-type="date" office:date-value="2012-09-28">
            <text:p>2012-09-28</text:p>
          </table:table-cell>
          <table:table-cell office:value-type="string">
            <text:p>40 min</text:p>
          </table:table-cell>
          <table:table-cell office:value-type="string">
            <text:p>30 min</text:p>
          </table:table-cell>
        </table:table-row>
        <table:table-row table:style-name="ro1">
          <table:table-cell office:value-type="string">
            <text:p>Averiguar quien es el SCRUM Master</text:p>
          </table:table-cell>
          <table:table-cell office:value-type="date" office:date-value="2012-09-30">
            <text:p>2012-09-30</text:p>
          </table:table-cell>
          <table:table-cell office:value-type="string">
            <text:p>60 min</text:p>
          </table:table-cell>
          <table:table-cell office:value-type="string">
            <text:p>45 min</text:p>
          </table:table-cell>
        </table:table-row>
        <table:table-row table:style-name="ro1">
          <table:table-cell office:value-type="string">
            <text:p>Escribir el feature para borrar eventos del orador</text:p>
          </table:table-cell>
          <table:table-cell office:value-type="date" office:date-value="2012-10-03">
            <text:p>2012-10-03</text:p>
          </table:table-cell>
          <table:table-cell office:value-type="string">
            <text:p>30 min</text:p>
          </table:table-cell>
          <table:table-cell office:value-type="string">
            <text:p>15 min</text:p>
          </table:table-cell>
        </table:table-row>
        <table:table-row table:style-name="ro1">
          <table:table-cell table:style-name="ce5" office:value-type="string">
            <text:p>Dibujar el prototipo de la pagina al borrar un evento</text:p>
          </table:table-cell>
          <table:table-cell office:value-type="date" office:date-value="2012-10-03">
            <text:p>2012-10-03</text:p>
          </table:table-cell>
          <table:table-cell office:value-type="string">
            <text:p>20 min</text:p>
          </table:table-cell>
          <table:table-cell office:value-type="string">
            <text:p>25 min</text:p>
          </table:table-cell>
        </table:table-row>
        <table:table-row table:style-name="ro1">
          <table:table-cell office:value-type="string">
            <text:p>Escribir el feature para modificar el enlace a un evento del orador</text:p>
          </table:table-cell>
          <table:table-cell office:value-type="date" office:date-value="2012-10-03">
            <text:p>2012-10-03</text:p>
          </table:table-cell>
          <table:table-cell office:value-type="string">
            <text:p>30 min</text:p>
          </table:table-cell>
          <table:table-cell office:value-type="string">
            <text:p>15 min</text:p>
          </table:table-cell>
        </table:table-row>
        <table:table-row table:style-name="ro1">
          <table:table-cell office:value-type="string">
            <text:p>Dibujar el prototipo de la pagina al modificar el enlace a un evento</text:p>
          </table:table-cell>
          <table:table-cell office:value-type="date" office:date-value="2012-10-03">
            <text:p>2012-10-03</text:p>
          </table:table-cell>
          <table:table-cell office:value-type="string">
            <text:p>20 min</text:p>
          </table:table-cell>
          <table:table-cell office:value-type="string">
            <text:p>15 min</text:p>
          </table:table-cell>
        </table:table-row>
        <table:table-row table:style-name="ro1">
          <table:table-cell office:value-type="string">
            <text:p>Analizar información al navegar en algunos sitios usando Firebug</text:p>
          </table:table-cell>
          <table:table-cell office:value-type="date" office:date-value="2012-10-08">
            <text:p>2012-10-08</text:p>
          </table:table-cell>
          <table:table-cell table:number-columns-repeated="2" office:value-type="string">
            <text:p>20 min</text:p>
          </table:table-cell>
        </table:table-row>
        <table:table-row table:style-name="ro1">
          <table:table-cell office:value-type="string">
            <text:p>Transcribir las features hechas por mí al inglés y guardarlas en un .feature</text:p>
          </table:table-cell>
          <table:table-cell office:value-type="date" office:date-value="2012-10-08">
            <text:p>2012-10-08</text:p>
          </table:table-cell>
          <table:table-cell office:value-type="string">
            <text:p>10 min</text:p>
          </table:table-cell>
          <table:table-cell office:value-type="string">
            <text:p>18 min</text:p>
          </table:table-cell>
        </table:table-row>
        <table:table-row table:style-name="ro1">
          <table:table-cell office:value-type="string">
            <text:p>Reescribir todos los features de Rateme</text:p>
          </table:table-cell>
          <table:table-cell office:value-type="date" office:date-value="2012-10-13">
            <text:p>2012-10-13</text:p>
          </table:table-cell>
          <table:table-cell office:value-type="string">
            <text:p>60 min</text:p>
          </table:table-cell>
          <table:table-cell office:value-type="string">
            <text:p>90 min</text:p>
          </table:table-cell>
        </table:table-row>
        <table:table-row table:style-name="ro1">
          <table:table-cell office:value-type="string">
            <text:p>Escribir correctamente la feature de votación</text:p>
          </table:table-cell>
          <table:table-cell office:value-type="date" office:date-value="2012-10-19">
            <text:p>2012-10-19</text:p>
          </table:table-cell>
          <table:table-cell table:number-columns-repeated="2" office:value-type="string">
            <text:p>15 min</text:p>
          </table:table-cell>
        </table:table-row>
        <table:table-row table:style-name="ro2">
          <table:table-cell office:value-type="string">
            <text:p>Leer “Aprendiendo a medir estimación”</text:p>
          </table:table-cell>
          <table:table-cell office:value-type="date" office:date-value="2012-10-20">
            <text:p>2012-10-20</text:p>
          </table:table-cell>
          <table:table-cell office:value-type="string">
            <text:p>30 min</text:p>
          </table:table-cell>
          <table:table-cell office:value-type="string">
            <text:p>40 min</text:p>
          </table:table-cell>
        </table:table-row>
        <table:table-row table:style-name="ro1">
          <table:table-cell office:value-type="string">
            <text:p>Crear los métodos de Cucumber para correr el feature</text:p>
          </table:table-cell>
          <table:table-cell office:value-type="date" office:date-value="2012-10-20">
            <text:p>2012-10-20</text:p>
          </table:table-cell>
          <table:table-cell office:value-type="string">
            <text:p>120 min</text:p>
          </table:table-cell>
          <table:table-cell office:value-type="string">
            <text:p>200 min</text:p>
          </table:table-cell>
        </table:table-row>
        <table:table-row table:style-name="ro1">
          <table:table-cell office:value-type="string">
            <text:p>Crear los GET y POST necesarios para calificar un evento</text:p>
          </table:table-cell>
          <table:table-cell office:value-type="date" office:date-value="2012-10-20">
            <text:p>2012-10-20</text:p>
          </table:table-cell>
          <table:table-cell office:value-type="string">
            <text:p>80 min</text:p>
          </table:table-cell>
          <table:table-cell office:value-type="string">
            <text:p>60 min</text:p>
          </table:table-cell>
        </table:table-row>
        <table:table-row table:style-name="ro1">
          <table:table-cell office:value-type="string">
            <text:p>Cargar correctamente los datos de la calificación en la DB</text:p>
          </table:table-cell>
          <table:table-cell office:value-type="date" office:date-value="2012-10-21">
            <text:p>2012-10-21</text:p>
          </table:table-cell>
          <table:table-cell office:value-type="string">
            <text:p>60 min</text:p>
          </table:table-cell>
          <table:table-cell office:value-type="string">
            <text:p>45 min</text:p>
          </table:table-cell>
        </table:table-row>
        <table:table-row table:style-name="ro1">
          <table:table-cell office:value-type="string">
            <text:p>Crear un CSS para las páginas de Rateme</text:p>
          </table:table-cell>
          <table:table-cell table:style-name="ce7" office:value-type="date" office:date-value="2012-10-28">
            <text:p>2012-10-28</text:p>
          </table:table-cell>
          <table:table-cell office:value-type="string">
            <text:p>40 min</text:p>
          </table:table-cell>
          <table:table-cell office:value-type="string">
            <text:p>60 min</text:p>
          </table:table-cell>
        </table:table-row>
        <table:table-row table:style-name="ro1">
          <table:table-cell office:value-type="string">
            <text:p>Terminar los tests del feature de login-excercise</text:p>
          </table:table-cell>
          <table:table-cell office:value-type="date" office:date-value="2012-11-04">
            <text:p>2012-11-04</text:p>
          </table:table-cell>
          <table:table-cell table:number-columns-repeated="2" office:value-type="string">
            <text:p>50 min</text:p>
          </table:table-cell>
        </table:table-row>
        <table:table-row table:style-name="ro1">
          <table:table-cell office:value-type="string">
            <text:p>Configurar integración continua con Travis</text:p>
          </table:table-cell>
          <table:table-cell office:value-type="date" office:date-value="2012-11-04">
            <text:p>2012-11-04</text:p>
          </table:table-cell>
          <table:table-cell office:value-type="string">
            <text:p>25 min</text:p>
          </table:table-cell>
          <table:table-cell office:value-type="string">
            <text:p>60 min</text:p>
          </table:table-cell>
        </table:table-row>
        <table:table-row table:style-name="ro1">
          <table:table-cell office:value-type="string">
            <text:p>Hacer un resumen del atributo de escalabilidad</text:p>
          </table:table-cell>
          <table:table-cell office:value-type="date" office:date-value="2012-11-10">
            <text:p>2012-11-10</text:p>
          </table:table-cell>
          <table:table-cell office:value-type="string">
            <text:p>45 min</text:p>
          </table:table-cell>
          <table:table-cell office:value-type="string">
            <text:p>50 min</text:p>
          </table:table-cell>
        </table:table-row>
        <table:table-row table:style-name="ro1">
          <table:table-cell table:style-name="Default" office:value-type="string">
            <text:p>Armar planificación para desarrollo de rate-me</text:p>
          </table:table-cell>
          <table:table-cell office:value-type="date" office:date-value="2012-11-19">
            <text:p>2012-11-19</text:p>
          </table:table-cell>
          <table:table-cell table:number-columns-repeated="2" office:value-type="string">
            <text:p>20 min</text:p>
          </table:table-cell>
        </table:table-row>
        <table:table-row table:style-name="ro1">
          <table:table-cell office:value-type="string">
            <text:p>Implementar feature de agregar comentarios en los eventos</text:p>
          </table:table-cell>
          <table:table-cell office:value-type="date" office:date-value="2012-11-19">
            <text:p>2012-11-19</text:p>
          </table:table-cell>
          <table:table-cell office:value-type="string">
            <text:p>20 min</text:p>
          </table:table-cell>
          <table:table-cell office:value-type="string">
            <text:p>15 min</text:p>
          </table:table-cell>
        </table:table-row>
        <table:table-row table:style-name="ro1">
          <table:table-cell office:value-type="string">
            <text:p>Mejorar la vista de las paginas y la navegación</text:p>
          </table:table-cell>
          <table:table-cell office:value-type="date" office:date-value="2012-11-19">
            <text:p>2012-11-19</text:p>
          </table:table-cell>
          <table:table-cell office:value-type="string">
            <text:p>30 min</text:p>
          </table:table-cell>
          <table:table-cell office:value-type="string">
            <text:p>40 min</text:p>
          </table:table-cell>
        </table:table-row>
        <table:table-row table:style-name="ro1">
          <table:table-cell office:value-type="string">
            <text:p>Crear la pagina de registro de usuarios de rate-me</text:p>
          </table:table-cell>
          <table:table-cell office:value-type="date" office:date-value="2012-11-19">
            <text:p>2012-11-19</text:p>
          </table:table-cell>
          <table:table-cell office:value-type="string">
            <text:p>30 min</text:p>
          </table:table-cell>
          <table:table-cell office:value-type="string">
            <text:p>20 min</text:p>
          </table:table-cell>
        </table:table-row>
        <table:table-row table:style-name="ro1">
          <table:table-cell office:value-type="string">
            <text:p>Crear la clase User y mappearla en ActiveRecord</text:p>
          </table:table-cell>
          <table:table-cell office:value-type="date" office:date-value="2012-11-19">
            <text:p>2012-11-19</text:p>
          </table:table-cell>
          <table:table-cell office:value-type="string">
            <text:p>20 min</text:p>
          </table:table-cell>
          <table:table-cell office:value-type="string">
            <text:p>25 min</text:p>
          </table:table-cell>
        </table:table-row>
        <table:table-row table:style-name="ro1">
          <table:table-cell office:value-type="string">
            <text:p>Implementar la validación por username repetido en el registro</text:p>
          </table:table-cell>
          <table:table-cell office:value-type="date" office:date-value="2012-11-19">
            <text:p>2012-11-19</text:p>
          </table:table-cell>
          <table:table-cell office:value-type="string">
            <text:p>25 min</text:p>
          </table:table-cell>
          <table:table-cell office:value-type="string">
            <text:p>30 min</text:p>
          </table:table-cell>
        </table:table-row>
        <table:table-row table:style-name="ro1">
          <table:table-cell office:value-type="string">
            <text:p>Crear la página de logeo de usuarios</text:p>
          </table:table-cell>
          <table:table-cell office:value-type="date" office:date-value="2012-11-19">
            <text:p>2012-11-19</text:p>
          </table:table-cell>
          <table:table-cell office:value-type="string">
            <text:p>40 min</text:p>
          </table:table-cell>
          <table:table-cell office:value-type="string">
            <text:p>30 min</text:p>
          </table:table-cell>
        </table:table-row>
        <table:table-row table:style-name="ro1">
          <table:table-cell office:value-type="string">
            <text:p>Acomodar la navegación a traves de las páginas de rate-me</text:p>
          </table:table-cell>
          <table:table-cell office:value-type="date" office:date-value="2012-11-19">
            <text:p>2012-11-19</text:p>
          </table:table-cell>
          <table:table-cell office:value-type="string">
            <text:p>80 min</text:p>
          </table:table-cell>
          <table:table-cell office:value-type="string">
            <text:p>90 min</text:p>
          </table:table-cell>
        </table:table-row>
        <table:table-row table:style-name="ro1">
          <table:table-cell office:value-type="string">
            <text:p>Implementar casos fallidos en el login de usuarios</text:p>
          </table:table-cell>
          <table:table-cell office:value-type="date" office:date-value="2012-11-19">
            <text:p>2012-11-19</text:p>
          </table:table-cell>
          <table:table-cell office:value-type="string">
            <text:p>20 min</text:p>
          </table:table-cell>
          <table:table-cell office:value-type="string">
            <text:p>30 min</text:p>
          </table:table-cell>
        </table:table-row>
        <table:table-row table:style-name="ro1">
          <table:table-cell office:value-type="string">
            <text:p>Rearmar planificación de desarrollo de rate-me</text:p>
          </table:table-cell>
          <table:table-cell office:value-type="date" office:date-value="2012-11-20">
            <text:p>2012-11-20</text:p>
          </table:table-cell>
          <table:table-cell office:value-type="string">
            <text:p>15 min</text:p>
          </table:table-cell>
          <table:table-cell office:value-type="string">
            <text:p>20 min</text:p>
          </table:table-cell>
        </table:table-row>
        <table:table-row table:style-name="ro1">
          <table:table-cell office:value-type="string">
            <text:p>Registrar dominio alejandro-merlo.com.ar en nic.ar</text:p>
          </table:table-cell>
          <table:table-cell office:value-type="date" office:date-value="2012-11-20">
            <text:p>2012-11-20</text:p>
          </table:table-cell>
          <table:table-cell office:value-type="string">
            <text:p>20 min</text:p>
          </table:table-cell>
          <table:table-cell office:value-type="string">
            <text:p>10 min</text:p>
          </table:table-cell>
        </table:table-row>
        <table:table-row table:style-name="ro1">
          <table:table-cell office:value-type="string">
            <text:p>Agrega link al evento en la pagina de lista de eventos</text:p>
          </table:table-cell>
          <table:table-cell office:value-type="date" office:date-value="2012-11-20">
            <text:p>2012-11-20</text:p>
          </table:table-cell>
          <table:table-cell table:number-columns-repeated="2" office:value-type="string">
            <text:p>40 min</text:p>
          </table:table-cell>
        </table:table-row>
        <table:table-row table:style-name="ro1">
          <table:table-cell office:value-type="string">
            <text:p>Armar nueva planificación en vista a lo dicho en clase</text:p>
          </table:table-cell>
          <table:table-cell office:value-type="date" office:date-value="2012-11-23">
            <text:p>2012-11-23</text:p>
          </table:table-cell>
          <table:table-cell office:value-type="string">
            <text:p>120 min</text:p>
          </table:table-cell>
          <table:table-cell office:value-type="string">
            <text:p>180 min</text:p>
          </table:table-cell>
        </table:table-row>
        <table:table-row table:style-name="ro1">
          <table:table-cell office:value-type="string">
            <text:p>Crear documentación Product Backlog, VSM, Sprint 1</text:p>
          </table:table-cell>
          <table:table-cell office:value-type="date" office:date-value="2012-11-23">
            <text:p>2012-11-23</text:p>
          </table:table-cell>
          <table:table-cell office:value-type="string">
            <text:p>20 min</text:p>
          </table:table-cell>
          <table:table-cell office:value-type="string">
            <text:p>25 min</text:p>
          </table:table-cell>
        </table:table-row>
        <table:table-row table:style-name="ro1">
          <table:table-cell office:value-type="string">
            <text:p>Configurar Heroku</text:p>
          </table:table-cell>
          <table:table-cell office:value-type="date" office:date-value="2012-11-24">
            <text:p>2012-11-24</text:p>
          </table:table-cell>
          <table:table-cell office:value-type="string">
            <text:p>30 min</text:p>
          </table:table-cell>
          <table:table-cell table:style-name="ce12" office:value-type="string">
            <text:p>120 min</text:p>
          </table:table-cell>
        </table:table-row>
        <table:table-row table:style-name="ro1">
          <table:table-cell office:value-type="string">
            <text:p>Configurar Trello</text:p>
          </table:table-cell>
          <table:table-cell office:value-type="date" office:date-value="2012-11-24">
            <text:p>2012-11-24</text:p>
          </table:table-cell>
          <table:table-cell table:number-columns-repeated="2" office:value-type="string">
            <text:p>30 min</text:p>
          </table:table-cell>
        </table:table-row>
        <table:table-row table:style-name="ro1">
          <table:table-cell office:value-type="string">
            <text:p>Crear documentación Sprint 2</text:p>
          </table:table-cell>
          <table:table-cell office:value-type="date" office:date-value="2012-11-25">
            <text:p>2012-11-25</text:p>
          </table:table-cell>
          <table:table-cell table:number-columns-repeated="2" office:value-type="string">
            <text:p>10 min</text:p>
          </table:table-cell>
        </table:table-row>
        <table:table-row table:style-name="ro1">
          <table:table-cell office:value-type="string">
            <text:p>Implementar feature de ver estadísticas</text:p>
          </table:table-cell>
          <table:table-cell office:value-type="date" office:date-value="2012-11-26">
            <text:p>2012-11-26</text:p>
          </table:table-cell>
          <table:table-cell table:number-columns-repeated="2" office:value-type="string">
            <text:p>30 min</text:p>
          </table:table-cell>
        </table:table-row>
        <table:table-row table:style-name="ro1">
          <table:table-cell office:value-type="string">
            <text:p>Hacer la página de ver estadísticas</text:p>
          </table:table-cell>
          <table:table-cell office:value-type="date" office:date-value="2012-11-26">
            <text:p>2012-11-26</text:p>
          </table:table-cell>
          <table:table-cell office:value-type="string">
            <text:p>180 min</text:p>
          </table:table-cell>
          <table:table-cell office:value-type="string">
            <text:p>150 min</text:p>
          </table:table-cell>
        </table:table-row>
        <table:table-row table:style-name="ro1">
          <table:table-cell office:value-type="string">
            <text:p>Agregar los comentarios en las estadisticas</text:p>
          </table:table-cell>
          <table:table-cell office:value-type="date" office:date-value="2012-11-26">
            <text:p>2012-11-26</text:p>
          </table:table-cell>
          <table:table-cell office:value-type="string">
            <text:p>60 min</text:p>
          </table:table-cell>
          <table:table-cell office:value-type="string">
            <text:p>90 min</text:p>
          </table:table-cell>
        </table:table-row>
        <table:table-row table:style-name="ro1">
          <table:table-cell office:value-type="string">
            <text:p>Implementar feature de editar eventos</text:p>
          </table:table-cell>
          <table:table-cell office:value-type="date" office:date-value="2012-11-26">
            <text:p>2012-11-26</text:p>
          </table:table-cell>
          <table:table-cell office:value-type="string">
            <text:p>40 min</text:p>
          </table:table-cell>
          <table:table-cell office:value-type="string">
            <text:p>45 min</text:p>
          </table:table-cell>
        </table:table-row>
        <table:table-row table:style-name="ro1">
          <table:table-cell office:value-type="string">
            <text:p>Invalidar cambio cuando se escribe fecha inválida</text:p>
          </table:table-cell>
          <table:table-cell office:value-type="date" office:date-value="2012-11-26">
            <text:p>2012-11-26</text:p>
          </table:table-cell>
          <table:table-cell table:number-columns-repeated="2" office:value-type="string">
            <text:p>20 min</text:p>
          </table:table-cell>
        </table:table-row>
        <table:table-row table:style-name="ro1">
          <table:table-cell office:value-type="string">
            <text:p>Implementar feature de estadisticas globales</text:p>
          </table:table-cell>
          <table:table-cell office:value-type="date" office:date-value="2012-11-27">
            <text:p>2012-11-27</text:p>
          </table:table-cell>
          <table:table-cell table:number-columns-repeated="2" office:value-type="string">
            <text:p>60 min</text:p>
          </table:table-cell>
        </table:table-row>
        <table:table-row table:style-name="ro1">
          <table:table-cell office:value-type="string">
            <text:p>Armar tabla de estadisticas globales</text:p>
          </table:table-cell>
          <table:table-cell office:value-type="date" office:date-value="2012-11-27">
            <text:p>2012-11-27</text:p>
          </table:table-cell>
          <table:table-cell office:value-type="string">
            <text:p>90 min</text:p>
          </table:table-cell>
          <table:table-cell office:value-type="string">
            <text:p>50 min</text:p>
          </table:table-cell>
        </table:table-row>
        <table:table-row table:style-name="ro1">
          <table:table-cell office:value-type="string">
            <text:p>Implementar feature de encontrar eventos</text:p>
          </table:table-cell>
          <table:table-cell office:value-type="date" office:date-value="2012-11-27">
            <text:p>2012-11-27</text:p>
          </table:table-cell>
          <table:table-cell office:value-type="string">
            <text:p>120 min</text:p>
          </table:table-cell>
          <table:table-cell office:value-type="string">
            <text:p>60 min</text:p>
          </table:table-cell>
        </table:table-row>
        <table:table-row table:style-name="ro1">
          <table:table-cell office:value-type="string">
            <text:p>Agregar panel de busqueda</text:p>
          </table:table-cell>
          <table:table-cell office:value-type="date" office:date-value="2012-11-27">
            <text:p>2012-11-27</text:p>
          </table:table-cell>
          <table:table-cell table:number-columns-repeated="2" office:value-type="string">
            <text:p>90 min</text:p>
          </table:table-cell>
        </table:table-row>
        <table:table-row table:style-name="ro1">
          <table:table-cell office:value-type="string">
            <text:p>Implementar feature de borrar eventos</text:p>
          </table:table-cell>
          <table:table-cell office:value-type="date" office:date-value="2012-11-27">
            <text:p>2012-11-27</text:p>
          </table:table-cell>
          <table:table-cell office:value-type="string">
            <text:p>20 min</text:p>
          </table:table-cell>
          <table:table-cell office:value-type="string">
            <text:p>30 min</text:p>
          </table:table-cell>
        </table:table-row>
        <table:table-row table:style-name="ro1">
          <table:table-cell office:value-type="string">
            <text:p>Darle estilo a las páginas de resultados</text:p>
          </table:table-cell>
          <table:table-cell office:value-type="date" office:date-value="2012-11-27">
            <text:p>2012-11-27</text:p>
          </table:table-cell>
          <table:table-cell table:number-columns-repeated="2" office:value-type="string">
            <text:p>30 min</text:p>
          </table:table-cell>
        </table:table-row>
        <table:table-row table:style-name="ro1">
          <table:table-cell office:value-type="string">
            <text:p>Darle estilo al buscador de eventos</text:p>
          </table:table-cell>
          <table:table-cell office:value-type="date" office:date-value="2012-11-27">
            <text:p>2012-11-27</text:p>
          </table:table-cell>
          <table:table-cell office:value-type="string">
            <text:p>30 min</text:p>
          </table:table-cell>
          <table:table-cell office:value-type="string">
            <text:p>40 min</text:p>
          </table:table-cell>
        </table:table-row>
        <table:table-row table:style-name="ro1">
          <table:table-cell office:value-type="string">
            <text:p>En la base, eliminar evento y todas las calificaciones asociadas a el</text:p>
          </table:table-cell>
          <table:table-cell office:value-type="date" office:date-value="2012-11-27">
            <text:p>2012-11-27</text:p>
          </table:table-cell>
          <table:table-cell office:value-type="string">
            <text:p>30 min</text:p>
          </table:table-cell>
          <table:table-cell office:value-type="string">
            <text:p>40 min</text:p>
          </table:table-cell>
        </table:table-row>
        <table:table-row table:style-name="ro1">
          <table:table-cell office:value-type="string">
            <text:p>Implementar feature de recuperar contraseña</text:p>
          </table:table-cell>
          <table:table-cell office:value-type="date" office:date-value="2012-11-28">
            <text:p>2012-11-28</text:p>
          </table:table-cell>
          <table:table-cell office:value-type="string">
            <text:p>45 min</text:p>
          </table:table-cell>
          <table:table-cell office:value-type="string">
            <text:p>40 min</text:p>
          </table:table-cell>
        </table:table-row>
        <table:table-row table:style-name="ro1">
          <table:table-cell office:value-type="string">
            <text:p>Validar recuperación de contraseña en el caso de un email no valido</text:p>
          </table:table-cell>
          <table:table-cell office:value-type="date" office:date-value="2012-11-28">
            <text:p>2012-11-28</text:p>
          </table:table-cell>
          <table:table-cell table:number-columns-repeated="2" office:value-type="string">
            <text:p>20 min</text:p>
          </table:table-cell>
        </table:table-row>
        <table:table-row table:style-name="ro1">
          <table:table-cell office:value-type="string">
            <text:p>Agregar informes e imagen de travis a la documentación</text:p>
          </table:table-cell>
          <table:table-cell office:value-type="date" office:date-value="2012-11-28">
            <text:p>2012-11-28</text:p>
          </table:table-cell>
          <table:table-cell office:value-type="string">
            <text:p>20 min</text:p>
          </table:table-cell>
          <table:table-cell office:value-type="string">
            <text:p>15 min</text:p>
          </table:table-cell>
        </table:table-row>
        <table:table-row table:style-name="ro1">
          <table:table-cell office:value-type="string">
            <text:p>Subir la aplicación a Travis</text:p>
          </table:table-cell>
          <table:table-cell office:value-type="date" office:date-value="2012-11-28">
            <text:p>2012-11-28</text:p>
          </table:table-cell>
          <table:table-cell table:number-columns-repeated="2" office:value-type="string">
            <text:p>15 min</text:p>
          </table:table-cell>
        </table:table-row>
        <table:table-row table:style-name="ro1">
          <table:table-cell office:value-type="string">
            <text:p>Agregar autenticación a rate-me</text:p>
          </table:table-cell>
          <table:table-cell office:value-type="date" office:date-value="2012-12-02">
            <text:p>2012-12-02</text:p>
          </table:table-cell>
          <table:table-cell office:value-type="string">
            <text:p>120 min</text:p>
          </table:table-cell>
          <table:table-cell office:value-type="string">
            <text:p>180 min</text:p>
          </table:table-cell>
        </table:table-row>
        <table:table-row table:style-name="ro1" table:number-rows-repeated="14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heet2" table:style-name="ta1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03">03/12/2012</text:date>, <text:time>10:22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16T20:36:54</meta:creation-date>
    <dc:date>2012-12-03T10:22:50</dc:date>
    <meta:editing-duration>P3DT9H44M</meta:editing-duration>
    <meta:editing-cycles>101</meta:editing-cycles>
    <meta:generator>LibreOffice/3.4$Unix LibreOffice_project/340m1$Build-402</meta:generator>
    <dc:creator>Alejandro </dc:creator>
    <meta:document-statistic meta:table-count="3" meta:cell-count="276" meta:object-count="0"/>
  </office:meta>
</office:document-meta>
</file>